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99ff" draw:fill="none" draw:textarea-vertical-align="middle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1.27cm" svg:x="1.635cm" svg:y="3.286cm">
          <text:p text:style-name="P1">6F32/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02cm" svg:height="1.27cm" svg:x="6.546cm" svg:y="3.286cm">
          <text:p text:style-name="P1">6F32/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302cm" svg:height="1.27cm" svg:x="11.458cm" svg:y="3.286cm">
          <text:p text:style-name="P1">6F32/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302cm" svg:height="1.27cm" svg:x="16.367cm" svg:y="3.28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37cm" svg:y1="3.921cm" svg:x2="6.546cm" svg:y2="3.921cm" draw:start-shape="id1" draw:start-glue-point="1" draw:end-shape="id2" draw:end-glue-point="3" svg:d="m4937 3921h1609" svg:viewBox="0 0 1610 1">
          <text:p/>
        </draw:connector>
        <draw:connector draw:style-name="gr3" draw:text-style-name="P1" draw:layer="layout" svg:x1="9.848cm" svg:y1="3.921cm" svg:x2="11.458cm" svg:y2="3.921cm" draw:start-shape="id2" draw:start-glue-point="1" draw:end-shape="id3" draw:end-glue-point="3" svg:d="m9848 3921h1610" svg:viewBox="0 0 1611 1">
          <text:p/>
        </draw:connector>
        <draw:connector draw:style-name="gr3" draw:text-style-name="P1" draw:layer="layout" svg:x1="14.76cm" svg:y1="3.921cm" svg:x2="16.367cm" svg:y2="3.921cm" draw:start-shape="id3" draw:start-glue-point="1" draw:end-shape="id4" draw:end-glue-point="3" svg:d="m14760 3921h1607" svg:viewBox="0 0 1608 1">
          <text:p/>
        </draw:connector>
        <draw:frame draw:style-name="gr4" draw:layer="layout" svg:width="8.249cm" svg:height="0.962cm" svg:x="1.762cm" svg:y="2.197cm">
          <draw:text-box>
            <text:p>Expected Session Behavior</text:p>
          </draw:text-box>
        </draw:frame>
        <draw:custom-shape draw:style-name="gr1" draw:text-style-name="P1" xml:id="id5" draw:id="id5" draw:layer="layout" svg:width="3.302cm" svg:height="1.27cm" svg:x="1.635cm" svg:y="6.887cm">
          <text:p text:style-name="P1">6F32/1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302cm" svg:height="1.27cm" svg:x="6.546cm" svg:y="6.887cm">
          <text:p text:style-name="P1">6F32/2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302cm" svg:height="1.27cm" svg:x="11.458cm" svg:y="6.887cm">
          <text:p text:style-name="P2"><text:span text:style-name="T1">LOGGED 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302cm" svg:height="1.27cm" svg:x="16.367cm" svg:y="6.887cm">
          <text:p text:style-name="P2"><text:span text:style-name="T1">anonymou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37cm" svg:y1="7.522cm" svg:x2="6.546cm" svg:y2="7.522cm" draw:start-shape="id5" draw:start-glue-point="1" draw:end-shape="id6" draw:end-glue-point="3" svg:d="m4937 7522h1609" svg:viewBox="0 0 1610 1">
          <text:p/>
        </draw:connector>
        <draw:connector draw:style-name="gr3" draw:text-style-name="P1" draw:layer="layout" svg:x1="9.848cm" svg:y1="7.522cm" svg:x2="11.458cm" svg:y2="7.522cm" draw:start-shape="id6" draw:start-glue-point="1" draw:end-shape="id7" draw:end-glue-point="3" svg:d="m9848 7522h1610" svg:viewBox="0 0 1611 1">
          <text:p/>
        </draw:connector>
        <draw:connector draw:style-name="gr3" draw:text-style-name="P1" draw:layer="layout" svg:x1="14.76cm" svg:y1="7.522cm" svg:x2="16.367cm" svg:y2="7.522cm" draw:start-shape="id7" draw:start-glue-point="1" draw:end-shape="id8" draw:end-glue-point="3" svg:d="m14760 7522h1607" svg:viewBox="0 0 1608 1">
          <text:p/>
        </draw:connector>
        <draw:frame draw:style-name="gr4" draw:layer="layout" svg:width="7.754cm" svg:height="0.962cm" svg:x="1.762cm" svg:y="5.798cm">
          <draw:text-box>
            <text:p>Hacked Session Behavior</text:p>
          </draw:text-box>
        </draw:frame>
        <draw:custom-shape draw:style-name="gr5" draw:text-style-name="P1" xml:id="id9" draw:id="id9" draw:layer="layout" svg:width="3.302cm" svg:height="1.27cm" svg:x="6.546cm" svg:y="9.287cm">
          <text:p text:style-name="P1">6F32/2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302cm" svg:height="1.27cm" svg:x="10.858cm" svg:y="9.287cm">
          <text:p text:style-name="P1">6F32/3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197cm" svg:y1="8.157cm" svg:x2="8.197cm" svg:y2="9.287cm" draw:start-shape="id6" draw:start-glue-point="2" draw:end-shape="id9" draw:end-glue-point="0" svg:d="m8197 8157v1130" svg:viewBox="0 0 1 1131">
          <text:p/>
        </draw:connector>
        <draw:connector draw:style-name="gr3" draw:text-style-name="P1" draw:layer="layout" svg:x1="9.848cm" svg:y1="9.922cm" svg:x2="10.858cm" svg:y2="9.922cm" draw:start-shape="id9" draw:start-glue-point="1" draw:end-shape="id10" svg:d="m9848 9922h1010" svg:viewBox="0 0 1011 1">
          <text:p/>
        </draw:connector>
        <draw:line draw:style-name="gr7" draw:text-style-name="P1" draw:layer="layout" svg:x1="11.414cm" svg:y1="6.08cm" svg:x2="11.414cm" svg:y2="11.16cm">
          <text:p/>
        </draw:line>
        <draw:custom-shape draw:style-name="gr8" draw:text-style-name="P3" draw:layer="layout" svg:width="6.48cm" svg:height="1.143cm" svg:x="12.935cm" svg:y="11.287cm">
          <text:p text:style-name="P3"><text:span text:style-name="T2">Attack Detected</text:span></text:p>
          <draw:enhanced-geometry svg:viewBox="0 0 21600 21600" draw:mirror-horizontal="false" draw:type="line-callout-2" draw:modifiers="-4645.94969912051 18.8811188811189 -4046.04227742632 10724.4755244755 -836.537571362444 10479.0209790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xml:id="id11" draw:id="id11" draw:layer="layout" svg:width="3.302cm" svg:height="1.27cm" svg:x="16.367cm" svg:y="9.287cm">
          <text:p text:style-name="P2"><text:span text:style-name="T1">anonymou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16cm" svg:y1="9.922cm" svg:x2="16.367cm" svg:y2="9.922cm" draw:start-shape="id10" draw:start-glue-point="1" draw:end-shape="id11" draw:end-glue-point="3" svg:d="m14160 9922h2207" svg:viewBox="0 0 220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3-12-07T14:58:12</meta:creation-date>
    <dc:date>2013-12-07T15:06:22</dc:date>
    <dc:creator>Alexis Wilke</dc:creator>
    <meta:editing-duration>P0D</meta:editing-duration>
    <meta:editing-cycles>1</meta:editing-cycles>
    <meta:document-statistic meta:object-count="24"/>
    <meta:generator>LibreOffice/4.0.2.2$Linux_X86_64 LibreOffice_project/400m0$Build-2</meta:generator>
  </office:meta>
</office:document-meta>
</file>